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bin/bash</text:p>
      <text:p text:style-name="P3"/>
      <text:p text:style-name="P1">#Check if script was run as root. Exit if true.</text:p>
      <text:p text:style-name="P1">if [ $UID -eq 0 ]; then</text:p>
      <text:p text:style-name="P2"><text:s text:c="2"/><text:span text:style-name="T1">echo "Please do not run this script as root."</text:span></text:p>
      <text:p text:style-name="P2"><text:s text:c="2"/><text:span text:style-name="T1">exit</text:span></text:p>
      <text:p text:style-name="P1">fi</text:p>
      <text:p text:style-name="P3"/>
      <text:p text:style-name="P1"># Define Variables</text:p>
      <text:p text:style-name="P1">output=$HOME/research/sys_info.txt</text:p>
      <text:p text:style-name="P1">ip=$(ip addr | grep inet | tail -2 | head -1)</text:p>
      <text:p text:style-name="P1">execs=$(sudo find /home -type f -perm 777 2&gt;/dev/null)</text:p>
      <text:p text:style-name="P3"/>
      <text:p text:style-name="P1"># Check for research directory. Create it if needed.</text:p>
      <text:p text:style-name="P1">if [ ! -d $HOME/research ]; then</text:p>
      <text:p text:style-name="P2"><text:s text:c="2"/><text:span text:style-name="T1">mkdir $HOME/research</text:span></text:p>
      <text:p text:style-name="P1">fi</text:p>
      <text:p text:style-name="P3"/>
      <text:p text:style-name="P1"># Check for output file. Clear it if needed.</text:p>
      <text:p text:style-name="P1">if [ -f $output ]; then</text:p>
      <text:p text:style-name="P2"><text:s text:c="2"/><text:span text:style-name="T1">rm $output</text:span></text:p>
      <text:p text:style-name="P1">fi</text:p>
      <text:p text:style-name="P3"/>
      <text:p text:style-name="P1">echo "A Quick System Audit Script" &gt;&gt;$output</text:p>
      <text:p text:style-name="P1">date &gt;&gt;$output</text:p>
      <text:p text:style-name="P1">echo "" &gt;&gt;$output</text:p>
      <text:p text:style-name="P1">echo "Machine Type Info:" &gt;&gt;$output</text:p>
      <text:p text:style-name="P1">echo -e "$MACHTYPE \n" &gt;&gt;$output</text:p>
      <text:p text:style-name="P1">echo -e "Uname info: $(uname -a) \n" &gt;&gt;$output</text:p>
      <text:p text:style-name="P1">echo -e "IP Info:" &gt;&gt;$output</text:p>
      <text:p text:style-name="P1">echo -e "$ip \n" &gt;&gt;$output</text:p>
      <text:p text:style-name="P1">echo -e "Hostname: $(hostname -s) \n" &gt;&gt;$output</text:p>
      <text:p text:style-name="P1">echo "DNS Servers: " &gt;&gt;$output</text:p>
      <text:p text:style-name="P1">cat /etc/resolv.conf &gt;&gt;$output</text:p>
      <text:p text:style-name="P1">echo -e "\nMemory Info:" &gt;&gt;$output</text:p>
      <text:p text:style-name="P1">free &gt;&gt;$output</text:p>
      <text:p text:style-name="P1">echo -e "\nCPU Info:" &gt;&gt;$output</text:p>
      <text:p text:style-name="P1">lscpu | grep CPU &gt;&gt;$output</text:p>
      <text:p text:style-name="P1">echo -e "\nDisk Usage:" &gt;&gt;$output</text:p>
      <text:p text:style-name="P1">df -H | head -2 &gt;&gt;$output</text:p>
      <text:p text:style-name="P1">echo -e "\nWho is logged in: \n $(who -a) \n" &gt;&gt;$output</text:p>
      <text:p text:style-name="P1">echo -e "\nexec Files:" &gt;&gt;$output</text:p>
      <text:p text:style-name="P1">echo $execs &gt;&gt;$output</text:p>
      <text:p text:style-name="P1">echo -e "\nTop 10 Processes" &gt;&gt;$output</text:p>
      <text:p text:style-name="P5">ps aux --sort -%mem | awk {'print $1, $2, $3, $4, $11'} | head &gt;&gt;$output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8:00:03.861000000</meta:creation-date>
    <dc:date>2021-06-23T18:01:27.113000000</dc:date>
    <meta:editing-duration>PT1M23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0" meta:word-count="213" meta:character-count="1207" meta:non-whitespace-character-count="1027"/>
  </office:meta>
</office:document-meta>
</file>